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7" style:family="paragraph" style:parent-style-name="Standard">
      <style:paragraph-properties fo:text-align="justify" style:justify-single-word="false" style:text-autospace="none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1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2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3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SE Module Screenshot Tool</text:p>
      <text:p text:style-name="Subtitle">Version 1.0.0</text:p>
      <text:list xml:id="list33378813" text:style-name="Outline">
        <text:list-item>
          <text:list>
            <text:list-item>
              <text:h text:style-name="P13" text:outline-level="2">Welcome</text:h>
            </text:list-item>
          </text:list>
        </text:list-item>
      </text:list>
      <text:p text:style-name="Text_20_body">Thank you for downloading this fine plug-in. <text:span text:style-name="T1">SE Module Screenshot Tool</text:span> is a standalone tool for creating screenshots of your SE Modules easily.</text:p>
      <text:p text:style-name="Text_20_body"/>
      <text:p text:style-name="P7"><text:span text:style-name="T3">In order to get the most out of the </text:span><text:span text:style-name="T4">SE Module Screenshot Tool</text:span><text:span text:style-name="T3">, please spend a few moments reading this brief manual.</text:span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list xml:id="list33401964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7"><text:span text:style-name="T6">The pre-compiled </text:span><text:span text:style-name="T4">SE Module Screenshot Tool</text:span><text:span text:style-name="T3"> has a very simple license:</text:span></text:p>
      <text:p text:style-name="P5"/>
      <text:list xml:id="list33363844" text:style-name="WW8Num1">
        <text:list-item>
          <text:p text:style-name="P11"><text:span text:style-name="T4">SE Module Screenshot Tool</text:span><text:span text:style-name="T3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1"><text:span text:style-name="T3">Copyright of the code and the finished plug-in remain the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1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11"><text:span text:style-name="T3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3">. A few copies of the publication are always appreciated, but not expected.</text:span></text:p>
        </text:list-item>
      </text:list>
      <text:list xml:id="list33415315" text:continue-list="list33401964" text:style-name="Outline">
        <text:list-item>
          <text:list>
            <text:list-item>
              <text:h text:style-name="P13" text:outline-level="2">Usage</text:h>
            </text:list-item>
          </text:list>
        </text:list-item>
      </text:list>
      <text:p text:style-name="Text_20_body">The <text:span text:style-name="T1">SE Module Screenshot Tool</text:span><text:span text:style-name="T8"> is a command line tool that accepts with only one parameter</text:span>. Simply pass the name of the SEM you'd like to grab a screenshot from. If you don't provide a filename the entire directory is scanned for all valid SE modules files. </text:p>
      <text:list xml:id="list33398686" text:continue-numbering="true" text:style-name="Outline">
        <text:list-item>
          <text:list>
            <text:list-item>
              <text:h text:style-name="P13" text:outline-level="2">Feedback / Bug Reports</text:h>
            </text:list-item>
          </text:list>
        </text:list-item>
      </text:list>
      <text:p text:style-name="P5">I am always eager to hear feedback or have bugs reported. The easiest</text:p>
      <text:p text:style-name="Text_20_body"><text:span text:style-name="T3">way is to send me a mail to: <text:s/></text:span><text:a xlink:type="simple" xlink:href="mailto:Christian@aixcoustic.com?subject=VST%20Plugin%20Screenshot%20Tool">Christian@aixcoustic.com</text:a></text:p>
      <text:p text:style-name="P5"/>
      <text:p text:style-name="P5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5"/>
      <text:p text:style-name="P4"/>
      <text:list xml:id="list33394940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33353707" text:style-name="WW8Num2">
        <text:list-item>
          <text:list>
            <text:list-item>
              <text:p text:style-name="P12">First release!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33402531" text:continue-list="list33394940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8"><text:span text:style-name="T7">• <text:s/></text:span><text:span text:style-name="T3">Programming: Christian W. Budde</text:span></text:p>
      <text:p text:style-name="P8"><text:span text:style-name="T7">• <text:s/></text:span><text:span text:style-name="T3">Documentation based on a template by Greg Pettit</text:span></text:p>
      <text:p text:style-name="P6"/>
      <text:p text:style-name="P6">SynthEdit written by Jef McClint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VST Plugin Screenshot Tool Manual</dc:title>
    <meta:initial-creator>Christian</meta:initial-creator>
    <meta:creation-date>2005-12-27T21:36:00</meta:creation-date>
    <dc:creator>Christian Budde</dc:creator>
    <dc:date>2009-06-08T13:29:37.26</dc:date>
    <meta:print-date>2005-12-27T23:13:00</meta:print-date>
    <meta:editing-cycles>46</meta:editing-cycles>
    <meta:generator>OpenOffice.org/3.1$Win32 OpenOffice.org_project/310m11$Build-9399</meta:generator>
    <meta:editing-duration>PT05H49M27S</meta:editing-duration>
    <dc:subject>VST Plugin Screenshot Tool</dc:subject>
    <dc:description>The VST Plugin Screenshot Tool is a command line tool that accepts with only one parameter. Simply pass the name of the DLL you'd like to grab a screenshot from. If you don't provide a filename the entire directory is scanned for all valid VST plugins files. </dc:description>
    <meta:keyword>VST Plugin Screenshot Tool Preset</meta:keyword>
    <meta:document-statistic meta:table-count="0" meta:image-count="0" meta:object-count="0" meta:page-count="4" meta:paragraph-count="24" meta:word-count="327" meta:character-count="1926"/>
    <meta:user-defined meta:name="Info 1"/>
    <meta:user-defined meta:name="Info 2"/>
    <meta:user-defined meta:name="Info 3"/>
    <meta:user-defined meta:name="Info 4"/>
  </office:meta>
</office:document-meta>
</file>